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f2c" officeooo:paragraph-rsid="00097f2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6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, no javaScript, nós precisamos declarar a variável, para isso, nos escrevemos a palavra var, depois dizemos o tipo da variável e por fim dizemos o que ela vai armazenar. As variaveis não podem começar com números e nem com qualquer simbolo, apenas, $ e _ .Entretanto é possível usar simbolos junto a outras letras. As variaveis não podem conter espaços e também não podem ser palavras reservadas</text:p>
      <text:p text:style-name="P1"><text:tab/><text:span text:style-name="T2">Os três primeiros tipos primitivos que aprendemos, foram, as variaveis do tipo number, string e boolean. E os data types que veremos são number(infinity,Nan), string, boolean, null undefinided, object(array) e function</text:span></text:p>
      <text:p text:style-name="P1"><text:tab/></text:p>
      <text:p text:style-name="P1"><text:tab/>Var 15 = 20 (não pode)</text:p>
      <text:p text:style-name="P1"><text:tab/>Var @ = 30 (não pode)</text:p>
      <text:p text:style-name="P1"><text:tab/>Var function = 24 (Não pode)</text:p>
      <text:p text:style-name="P1"><text:tab/>Var o i = 89 (Não pode)</text:p>
      <text:p text:style-name="P1"/>
      <text:p text:style-name="P1"><text:tab/>var m# = 20 (Pode)</text:p>
      <text:p text:style-name="P1"/>
      <text:p text:style-name="P1"><text:tab/>As <text:span text:style-name="T1">variveis</text:span> do tipo inteiro, nós declaramos assim var n1 = 10</text:p>
      <text:p text:style-name="P1"><text:tab/>As variaveis do tipo string, nós escrevemos assim var s1 = ‘Mateus’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59:03.795000000</meta:creation-date>
    <dc:date>2022-11-17T22:10:51.812000000</dc:date>
    <meta:editing-duration>PT1H11M47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0" meta:word-count="153" meta:character-count="874" meta:non-whitespace-character-count="719"/>
  </office:meta>
</office:document-meta>
</file>